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 style:list-style-name="L1">
      <style:text-properties fo:language="en" fo:country="G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PC Documentation</text:p>
      <text:p text:style-name="P1"/>
      <text:p text:style-name="P1">Work in progress...</text:p>
      <text:p text:style-name="P1"/>
      <text:p text:style-name="P1">Environment</text:p>
      <text:p text:style-name="P1"/>
      <text:p text:style-name="P1">Two ideas for optimality of the grid class:</text:p>
      <text:p text:style-name="P1"/>
      <text:list xml:id="list37394137" text:style-name="L1">
        <text:list-item>
          <text:p text:style-name="P2">Make a function that decides the divisors (divw/divh) in sutch a way that the grid is made out of perfect squares.</text:p>
        </text:list-item>
        <text:list-item>
          <text:p text:style-name="P2">Make an function that decides the divisors optimal in relation to the numbers of total entities in the grid/world.</text:p>
        </text:list-item>
      </text:list>
      <text:p text:style-name="P1"/>
      <text:p text:style-name="P1">Behavio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nut Øien</meta:initial-creator>
    <meta:creation-date>2011-11-02T17:25:22.23</meta:creation-date>
    <dc:date>2011-11-02T17:31:34.44</dc:date>
    <dc:creator>Knut Øien</dc:creator>
    <meta:editing-duration>PT6M12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7" meta:word-count="57" meta:character-count="331"/>
  </office:meta>
</office:document-meta>
</file>